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195" calcext:value-type="float">
            <text:p>271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350" calcext:value-type="float">
            <text:p>2735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277" calcext:value-type="float">
            <text:p>2727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183" calcext:value-type="float">
            <text:p>2718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234" calcext:value-type="float">
            <text:p>2723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866" calcext:value-type="float">
            <text:p>2786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295" calcext:value-type="float">
            <text:p>272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288" calcext:value-type="float">
            <text:p>2728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310" calcext:value-type="float">
            <text:p>2731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317" calcext:value-type="float">
            <text:p>273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756" calcext:value-type="float">
            <text:p>247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609" calcext:value-type="float">
            <text:p>2460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255" calcext:value-type="float">
            <text:p>2425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766" calcext:value-type="float">
            <text:p>247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739" calcext:value-type="float">
            <text:p>247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687" calcext:value-type="float">
            <text:p>2468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616" calcext:value-type="float">
            <text:p>2461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630" calcext:value-type="float">
            <text:p>246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76" calcext:value-type="float">
            <text:p>120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907" calcext:value-type="float">
            <text:p>119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103" calcext:value-type="float">
            <text:p>121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936" calcext:value-type="float">
            <text:p>1193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95" calcext:value-type="float">
            <text:p>120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54" calcext:value-type="float">
            <text:p>120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111" calcext:value-type="float">
            <text:p>121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931" calcext:value-type="float">
            <text:p>1193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84" calcext:value-type="float">
            <text:p>2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2:39:42.284712559</meta:creation-date>
    <dc:date>2017-07-05T12:58:38.918600403</dc:date>
    <meta:editing-duration>PT7M33S</meta:editing-duration>
    <meta:editing-cycles>1</meta:editing-cycles>
    <meta:document-statistic meta:table-count="1" meta:cell-count="170" meta:object-count="0"/>
    <meta:generator>LibreOffice/5.1.6.2$Linux_X86_64 LibreOffice_project/10m0$Build-2</meta:generator>
  </office:meta>
</office:document-meta>
</file>